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Wernher von Braun</text:p>
      <text:p text:style-name="Preformatted_20_Text">From Wikipedia, the free encyclopedia</text:p>
      <text:p text:style-name="Preformatted_20_Text">https://en.wikipedia.org/wiki/Wernher%20von%20Braun</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Wernher von Braun</text:p>
      <text:p text:style-name="Preformatted_20_Text"><text:s text:c="4"/>• Wernher Magnus Maximilian Freiherr von Braun (March 23, 1912 – June 16, 1977) was a German-American aerospace engineer and space architect.</text:p>
      <text:p text:style-name="Preformatted_20_Text"><text:s text:c="4"/>• In 1975, von Braun received the National Medal of Science.</text:p>
      <text:p text:style-name="Preformatted_20_Text"><text:s text:c="4"/>• While in his twenties and early thirties, von Braun worked in Nazi Germany's rocket development program.</text:p>
      <text:p text:style-name="Preformatted_20_Text">Wernher Magnus Maximilian Freiherr von Braun (March 23, 1912 – June 16, 1977) was a German-American aerospace engineer and space architect. He was the leading figure in the development of rocket technology in Germany and a pioneer of rocket technology and space science in the United States.</text:p>
      <text:p text:style-name="Preformatted_20_Text">While in his twenties and early thirties, von Braun worked in Nazi Germany's rocket development program. He helped design and develop the V-2 rocket at Peenemünde during World War II. Following the war, he was secretly moved to the United States, along with about 1,600 other German scientists, engineers, and technicians, as part of Operation Paperclip. He worked for the United States Army on an intermediate-range ballistic missile (IRBM) program, and he developed the rockets that launched the United States' first space satellite Explorer 1. </text:p>
      <text:p text:style-name="Preformatted_20_Text">His group was assimilated into NASA, where he served as director of the newly formed Marshall Space Flight Center and as the chief architect of the Saturn V super heavy-lift launch vehicle that propelled the Apollo spacecraft to the Moon. In 1975, von Braun received the National Medal of Science. He advocated a human mission to Mars.</text:p>
      <text:p text:style-name="Preformatted_20_Text">Early life and education</text:p>
      <text:p text:style-name="Preformatted_20_Text"><text:s text:c="4"/>• Wernher had an older brother, the West German diplomat Sigismund von Braun, who served as Secretary of State in the Foreign Office in the 1970s, and a younger brother, also named Magnus von Braun, who was a rocket scientist and later a senior executive with Chrysler.</text:p>
      <text:p text:style-name="Preformatted_20_Text"><text:s text:c="4"/>• In 1930, von Braun attended a presentation given by Auguste Piccard.</text:p>
      <text:p text:style-name="Preformatted_20_Text"><text:s text:c="4"/>• Von Braun was greatly influenced by Oberth, of whom he said:</text:p>
      <text:p text:style-name="Preformatted_20_Text">Wernher von Braun was born on March 23, 1912, in the small town of Wyrzysk, in the Posen Province, in what was then the German Empire and is now Poland. He was the second of three sons. He belonged to a noble Lutheran family, and from birth he held the title of Freiherr (equivalent to Baron). The German nobility's legal privileges were abolished in 1919, although noble titles could still be used as part of the family name.</text:p>
      <text:p text:style-name="Preformatted_20_Text">His father, Magnus Freiherr von Braun (1878–1972), was a civil servant and conservative politician; he served as Minister of Agriculture in the federal government during the Weimar Republic. His mother, Emmy von Quistorp (1886–1959), traced her ancestry through both parents to medieval European royalty and was a descendant of Philip III of France, Valdemar I of Denmark, Robert III of Scotland, and Edward III of England. Wernher had an older brother, the West German diplomat Sigismund von Braun, who served as Secretary of State in the Foreign Office in the 1970s, and a younger brother, also named Magnus von Braun, who was a rocket scientist and later a senior executive with Chrysler.</text:p>
      <text:p text:style-name="Preformatted_20_Text">After Wernher's confirmation, his mother gave him a telescope, and he developed a passion for astronomy. The family moved to Berlin in 1915, where his father worked at the Ministry of the Interior. Here in 1924, the 12-year-old Wernher, inspired by speed records established by Max Valier and Fritz von Opel in rocket-propelled cars, caused a major disruption in a crowded street by detonating a toy wagon to which he had attached fireworks. He was taken into custody by the local police until his father came to get him.</text:p>
      <text:p text:style-name="Preformatted_20_Text"><text:soft-page-break/>Wernher learned to play both the cello and the piano at an early age and at one time wanted to become a composer. He took lessons from the composer Paul Hindemith. The few pieces of Wernher's youthful compositions that exist are reminiscent of Hindemith's style.:11 He could play piano pieces of Beethoven and Bach from memory.</text:p>
      <text:p text:style-name="Preformatted_20_Text">Beginning in 1925, Wernher attended a boarding school at Ettersburg Castle near Weimar, where he did not do well in physics and mathematics. There he acquired a copy of By Rocket into Planetary Space (Die Rakete zu den Planetenräumen, 1923) by rocket pioneer Hermann Oberth. In 1928, his parents moved him to the Hermann-Lietz-Internat (also a residential school) on the East Frisian North Sea island of Spiekeroog. Space travel had always fascinated Wernher, and from then on he applied himself to physics and mathematics to pursue his interest in rocket engineering.</text:p>
      <text:p text:style-name="Preformatted_20_Text">In 1930, von Braun attended the Technische Hochschule Berlin, where he joined the Spaceflight Society (Verein für Raumschiffahrt or "VfR") and assisted Willy Ley in his liquid-fueled rocket motor tests in conjunction with Hermann Oberth. In spring 1932, he graduated with a Diplom in mechanical engineering. His early exposure to rocketry convinced him that the exploration of space would require far more than applications of the current engineering technology. Wanting to learn more about physics, chemistry, and astronomy, von Braun entered the Friedrich-Wilhelm University of Berlin for post-graduate studies and graduated with a doctorate in physics in 1934. He also studied at ETH Zürich for a term from June to October 1931. Although he worked mainly on military rockets in his later years there, space travel remained his primary interest.</text:p>
      <text:p text:style-name="Preformatted_20_Text">In 1930, von Braun attended a presentation given by Auguste Piccard. After the talk, the young student approached the famous pioneer of high-altitude balloon flight, and stated to him: "You know, I plan on traveling to the Moon at some time." Piccard is said to have responded with encouraging words.</text:p>
      <text:p text:style-name="Preformatted_20_Text">Von Braun was greatly influenced by Oberth, of whom he said:</text:p>
      <text:p text:style-name="Preformatted_20_Text">Career in Germany</text:p>
      <text:p text:style-name="Preformatted_20_Text"><text:s text:c="4"/>• According to historian Norman Davies, von Braun was able to pursue a career as a rocket scientist in Germany due to a "curious oversight" in the Treaty of Versailles which did not include rocketry in its list of weapons forbidden to Germany.</text:p>
      <text:p text:style-name="Preformatted_20_Text">According to historian Norman Davies, von Braun was able to pursue a career as a rocket scientist in Germany due to a "curious oversight" in the Treaty of Versailles which did not include rocketry in its list of weapons forbidden to Germany.</text:p>
      <text:p text:style-name="Preformatted_20_Text">Involvement with the Nazi regime</text:p>
      <text:p text:style-name="Preformatted_20_Text">Party membership</text:p>
      <text:p text:style-name="Preformatted_20_Text"><text:s text:c="4"/>• Von Braun had an ambivalent and complex relationship with the Nazi regime of the Third Reich.</text:p>
      <text:p text:style-name="Preformatted_20_Text"><text:s text:c="4"/>• It has never been ascertained whether von Braun's error with regard to the year was deliberate or a simple mistake, although Neufeld stated that he might have lied on the affidavit.</text:p>
      <text:p text:style-name="Preformatted_20_Text"><text:s text:c="4"/>• Von Braun's later attitude toward the National Socialist regime of the late 1930s and early 1940s was complex.</text:p>
      <text:p text:style-name="Preformatted_20_Text">Von Braun had an ambivalent and complex relationship with the Nazi regime of the Third Reich. He applied for official membership of the Nazi Party on November 12, 1937, and was issued membership number 5,738,692.:96</text:p>
      <text:p text:style-name="Preformatted_20_Text">Michael J. Neufeld, a widely published author of aerospace history and chief of the Space History Division at the Smithsonian's National Air and Space Museum, wrote that ten years after von Braun obtained his Nazi Party membership, he signed an affidavit for the U.S. Army misrepresenting the year of his membership, saying incorrectly::96</text:p>
      <text:p text:style-name="Preformatted_20_Text">It has never been ascertained whether von Braun's error with regard to the year was deliberate or a simple mistake, although Neufeld stated that he might have lied on the affidavit.:96 Neufeld further wrote:</text:p>
      <text:p text:style-name="Preformatted_20_Text">Von Braun's later attitude toward the National Socialist regime of the late 1930s and early 1940s was complex. He said that he had been so influenced by the early Nazi promise of release from the post–World War I economic effects, that his patriotic feelings had increased.[citation needed] In a 1952 memoir article he admitted that, at that time, he "fared relatively rather well under totalitarianism".:96–97 Yet, he also wrote that "to us, Hitler was still only a pompous fool with a Charlie Chaplin moustache" and that he perceived him as "another Napoleon" who was "wholly without scruples, a godless man who thought himself the only god".</text:p>
      <text:p text:style-name="Preformatted_20_Text">Membership in the Allgemeine SS</text:p>
      <text:p text:style-name="Preformatted_20_Text"><text:s text:c="4"/>• Von Braun later claimed that these were simply technical promotions received each year regularly by mail.</text:p>
      <text:p text:style-name="Preformatted_20_Text"><text:s text:c="4"/>• Von Braun joined the SS horseback riding school on 1 November 1933 as an SS-Anwärter.</text:p>
      <text:p text:style-name="Preformatted_20_Text"><text:s text:c="4"/>• When shown a picture of himself standing behind Himmler, von Braun claimed to have worn the SS uniform only that one time, but in 2002 a former SS officer at Peenemünde told the BBC that von Braun had regularly worn the SS uniform to official meetings.</text:p>
      <text:p text:style-name="Preformatted_20_Text"><text:soft-page-break/>Von Braun joined the SS horseback riding school on 1 November 1933 as an SS-Anwärter. He left the following year.:63 In 1940, he joined the SS:47 and was given the rank of Untersturmführer in the Allgemeine SS and issued membership number 185,068.:121 In 1947, he gave the U.S. War Department this explanation:</text:p>
      <text:p text:style-name="Preformatted_20_Text">When shown a picture of himself standing behind Himmler, von Braun claimed to have worn the SS uniform only that one time, but in 2002 a former SS officer at Peenemünde told the BBC that von Braun had regularly worn the SS uniform to official meetings. He began as an Untersturmführer (Second lieutenant) and was promoted three times by Himmler, the last time in June 1943 to SS-Sturmbannführer (Major). Von Braun later claimed that these were simply technical promotions received each year regularly by mail.</text:p>
      <text:p text:style-name="Preformatted_20_Text">Work under Nazi regime</text:p>
      <text:p text:style-name="Preformatted_20_Text"><text:s text:c="4"/>• :61 However, this thesis was only the public part of von Braun's work.</text:p>
      <text:p text:style-name="Preformatted_20_Text"><text:s text:c="4"/>• Dornberger became the military commander at Peenemünde, with von Braun as technical director.</text:p>
      <text:p text:style-name="Preformatted_20_Text"><text:s text:c="4"/>• Von Braun's interest in rockets was specifically for the application of space travel, not for killing people.</text:p>
      <text:p text:style-name="Preformatted_20_Text"><text:s text:c="4"/>• Following von Braun's July 7, 1943 presentation of a color movie showing an A-4 taking off, Hitler was so enthusiastic that he personally made von Braun a professor shortly thereafter.</text:p>
      <text:p text:style-name="Preformatted_20_Text">In 1933, von Braun was working on his creative doctorate when the National Socialist German Workers Party (NSDAP, or Nazi Party) came to power in a coalition government in Germany; rocketry was almost immediately moved onto the national agenda. An artillery captain, Walter Dornberger, arranged an Ordnance Department research grant for von Braun, who then worked next to Dornberger's existing solid-fuel rocket test site at Kummersdorf.</text:p>
      <text:p text:style-name="Preformatted_20_Text">Von Braun was awarded a doctorate in physics (aerospace engineering) on July 27, 1934, from the University of Berlin for a thesis entitled "About Combustion Tests"; his doctoral supervisor was Erich Schumann.:61 However, this thesis was only the public part of von Braun's work. His actual full thesis, Construction, Theoretical, and Experimental Solution to the Problem of the Liquid Propellant Rocket (dated April 16, 1934) was kept classified by the German army, and was not published until 1960. By the end of 1934, his group had successfully launched two liquid fuel rockets that rose to heights of 2.2 and 3.5 km (2 mi).</text:p>
      <text:p text:style-name="Preformatted_20_Text">At the time, Germany was highly interested in American physicist Robert H. Goddard's research. Before 1939, German scientists occasionally contacted Goddard directly with technical questions. Wernher von Braun used Goddard's plans from various journals and incorporated them into the building of the Aggregat (A) series of rockets. The A-4 rocket would become well known as the V-2. In 1963, von Braun reflected on the history of rocketry, and said of Goddard's work: "His rockets ... may have been rather crude by present-day standards, but they blazed the trail and incorporated many features used in our most modern rockets and space vehicles."</text:p>
      <text:p text:style-name="Preformatted_20_Text">Goddard confirmed his work was used by von Braun in 1944, shortly before the Nazis began firing V-2s at England. A V-2 crashed in Sweden and some parts were sent to an Annapolis lab where Goddard was doing research for the Navy. If this was the so-called Bäckebo Bomb, it had been procured by the British in exchange for Spitfires; Annapolis would have received some parts from them. Goddard is reported to have recognized components he had invented, and inferred that his brainchild had been turned into a weapon. Later, von Braun would comment: "I have very deep and sincere regret for the victims of the V-2 rockets, but there were victims on both sides ... A war is a war, and when my country is at war, my duty is to help win that war."</text:p>
      <text:p text:style-name="Preformatted_20_Text">In response to Goddard's claims, von Braun said "at no time in Germany did I or any of my associates ever see a Goddard patent". This was independently confirmed. He wrote that claims about him lifting Goddard's work were the furthest from the truth, noting that Goddard's paper "A Method of Reaching Extreme Altitudes", which was studied by von Braun and Oberth, lacked the specificity of liquid-fuel experimentation with rockets. It was also confirmed that he was responsible for an estimated 20 patentable innovations related to rocketry during the Volksverhetzung era, as well as receiving U.S. patents after the war concerning the advancement of rocketry. Documented accounts also stated he provided solutions to a host of aerospace engineering problems in the 1950s and 60s.</text:p>
      <text:p text:style-name="Preformatted_20_Text">There were no German rocket societies after the collapse of the VfR, and civilian rocket tests were forbidden by the new Nazi regime. Only military development was allowed, and to this end, a larger facility was erected at the village of Peenemünde in northern Germany on the Baltic Sea. Dornberger became the military commander at Peenemünde, with von Braun as technical director. In collaboration with the Luftwaffe, the Peenemünde group developed liquid-fuel rocket engines for aircraft and jet-assisted takeoffs. They also developed the long-range A-4 ballistic missile and the supersonic Wasserfall anti-aircraft missile.</text:p>
      <text:p text:style-name="Preformatted_20_Text">On December 22, 1942, Adolf Hitler ordered the production of the A-4 as a "vengeance weapon", and the Peenemünde group developed it to target London. Following von Braun's July 7, 1943 presentation of a color movie showing an A-4 taking off, Hitler was so enthusiastic that he personally made von Braun a professor shortly thereafter. In Germany at this time, this was an exceptional promotion for an engineer who was only 31 years old.</text:p>
      <text:p text:style-name="Preformatted_20_Text">By that time, the British and Soviet intelligence agencies were aware of the rocket program and von Braun's team at Peenemünde, based on the intelligence provided by the Polish underground Home Army. Over the nights of August 17–18, 1943, RAF Bomber Command's Operation Hydra dispatched raids on the Peenemünde camp consisting of 596 aircraft, and dropped 1,800 tons of explosives. The facility was salvaged and most of the engineering team remained unharmed; however, the raids killed von Braun's engine designer Walter Thiel and Chief Engineer Walther, and the rocket program was delayed.</text:p>
      <text:p text:style-name="Preformatted_20_Text">The first combat A-4, renamed the V-2 (Vergeltungswaffe 2 "Retaliation/Vengeance Weapon 2") for propaganda purposes, was launched toward England on September 7, 1944, only 21 months after the project had been officially commissioned. Von Braun's interest in rockets was specifically for the application of space travel, not for killing people. After hearing the news from London, he said that "the rocket worked perfectly, except for landing on the wrong planet." Satirist Mort Sahl has been credited with mocking von Braun by saying "I aim at the stars, but sometimes I hit London." That line appears in the film I Aim at the Stars, a 1960 biopic of von Braun.</text:p>
      <text:p text:style-name="Preformatted_20_Text"/>
      <text:p text:style-name="Preformatted_20_Text">A regular He 112</text:p>
      <text:p text:style-name="Preformatted_20_Text">Experiments with rocket aircraft</text:p>
      <text:p text:style-name="Preformatted_20_Text"><text:s text:c="4"/>• :41 The subsequent flights with the He-112 used the Walter-rocket instead of von Braun's; it was more reliable, simpler to operate, and safer for the test pilot, Warsitz.</text:p>
      <text:p text:style-name="Preformatted_20_Text"><text:s text:c="4"/>• Later in 1936, Erich Warsitz was seconded by the RLM to Wernher von Braun and Ernst Heinkel, because he had been recognized as one of the most experienced test pilots of the time, and because he also had an extraordinary fund of technical knowledge.</text:p>
      <text:p text:style-name="Preformatted_20_Text"><text:soft-page-break/><text:s text:c="4"/>• During 1936, von Braun's rocketry team working at Kummersdorf investigated installing liquid-fuelled rockets in aircraft.</text:p>
      <text:p text:style-name="Preformatted_20_Text">During 1936, von Braun's rocketry team working at Kummersdorf investigated installing liquid-fuelled rockets in aircraft. Ernst Heinkel enthusiastically supported their efforts, supplying a He-72 and later two He-112s for the experiments. Later in 1936, Erich Warsitz was seconded by the RLM to Wernher von Braun and Ernst Heinkel, because he had been recognized as one of the most experienced test pilots of the time, and because he also had an extraordinary fund of technical knowledge.:30 After he familiarized Warsitz with a test-stand run, showing him the corresponding apparatus in the aircraft, he asked: "Are you with us and will you test the rocket in the air? Then, Warsitz, you will be a famous man. And later we will fly to the Moon – with you at the helm!":35</text:p>
      <text:p text:style-name="Preformatted_20_Text">In June 1937, at Neuhardenberg (a large field about 70 km (43 mi) east of Berlin, listed as a reserve airfield in the event of war), one of these latter aircraft was flown with its piston engine shut down during flight by Warsitz, at which time it was propelled by von Braun's rocket power alone. Despite a wheels-up landing and the fuselage having been on fire, it proved to official circles that an aircraft could be flown satisfactorily with a back-thrust system through the rear.:51</text:p>
      <text:p text:style-name="Preformatted_20_Text">At the same time, Hellmuth Walter's experiments into hydrogen peroxide based rockets were leading towards light and simple rockets that appeared well-suited for aircraft installation. Also the firm of Hellmuth Walter at Kiel had been commissioned by the RLM to build a rocket engine for the He 112, so there were two different new rocket motor designs at Neuhardenberg: whereas von Braun's engines were powered by alcohol and liquid oxygen, Walter engines had hydrogen peroxide and calcium permanganate as a catalyst. Von Braun's engines used direct combustion and created fire, the Walter devices used hot vapors from a chemical reaction, but both created thrust and provided high speed.:41 The subsequent flights with the He-112 used the Walter-rocket instead of von Braun's; it was more reliable, simpler to operate, and safer for the test pilot, Warsitz.:55</text:p>
      <text:p text:style-name="Preformatted_20_Text">Slave labor</text:p>
      <text:p text:style-name="Preformatted_20_Text"><text:s text:c="4"/>• Von Braun later claimed that he was aware of the treatment of prisoners, but felt helpless to change the situation.</text:p>
      <text:p text:style-name="Preformatted_20_Text"><text:s text:c="4"/>• Some prisoners claim von Braun engaged in brutal treatment or approved of it.</text:p>
      <text:p text:style-name="Preformatted_20_Text"><text:s text:c="4"/>• Guy Morand, a French resistance fighter who was a prisoner in Dora, testified in 1995 that after an apparent sabotage attempt, von Braun ordered a prisoner to be flogged, while Robert Cazabonne, another French prisoner, claimed von Braun stood by as prisoners were hanged by chains suspended by cranes.</text:p>
      <text:p text:style-name="Preformatted_20_Text">SS General Hans Kammler, who as an engineer had constructed several concentration camps, including Auschwitz, had a reputation for brutality and had originated the idea of using concentration camp prisoners as slave laborers in the rocket program. Arthur Rudolph, chief engineer of the V-2 rocket factory at Peenemünde, endorsed this idea in April 1943 when a labor shortage developed. More people died building the V-2 rockets than were killed by it as a weapon. Von Braun admitted visiting the plant at Mittelwerk on many occasions, and called conditions at the plant "repulsive", but claimed never to have witnessed any deaths or beatings, although it had become clear to him by 1944 that deaths had occurred. He denied ever having visited the Mittelbau-Dora concentration camp itself, where 20,000 died from illness, beatings, hangings, and intolerable working conditions.</text:p>
      <text:p text:style-name="Preformatted_20_Text">Some prisoners claim von Braun engaged in brutal treatment or approved of it. Guy Morand, a French resistance fighter who was a prisoner in Dora, testified in 1995 that after an apparent sabotage attempt, von Braun ordered a prisoner to be flogged, while Robert Cazabonne, another French prisoner, claimed von Braun stood by as prisoners were hanged by chains suspended by cranes.:123–124 However, these accounts may have been a case of mistaken identity. Former Buchenwald inmate Adam Cabala claims that von Braun went to the concentration camp to pick slave laborers:</text:p>
      <text:p text:style-name="Preformatted_20_Text">Von Braun later claimed that he was aware of the treatment of prisoners, but felt helpless to change the situation.</text:p>
      <text:p text:style-name="Preformatted_20_Text">Arrest and release by the Nazi regime</text:p>
      <text:p text:style-name="Preformatted_20_Text"><text:s text:c="4"/>• Von Braun had been under SD surveillance since October 1943.</text:p>
      <text:p text:style-name="Preformatted_20_Text"><text:s text:c="4"/>• Through the Abwehr in Berlin, Dornberger obtained von Braun's conditional release and Albert Speer, Reichsminister for Munitions and War Production, persuaded Hitler to reinstate von Braun so that the V-2 program could continue:38–40 or turn into a "V-4 program" which in their view would be impossible without von Braun's leadership.</text:p>
      <text:p text:style-name="Preformatted_20_Text">According to André Sellier, a French historian and survivor of the Mittelbau-Dora concentration camp, Heinrich Himmler had von Braun come to his Feldkommandostelle Hochwald HQ in East Prussia in February 1944. To increase his power-base within the Nazi regime, Himmler was conspiring to use Kammler to gain control of all German armament programs, including the V-2 program at Peenemünde.:38–40 He therefore recommended that von Braun work more closely with Kammler to solve the problems of the V-2. Von Braun claimed to have replied that the problems were merely technical and he was confident that they would be solved with Dornberger's assistance.</text:p>
      <text:p text:style-name="Preformatted_20_Text">Von Braun had been under SD surveillance since October 1943. A report stated that he and his colleagues Riedel and Gröttrup were said to have expressed regret at an engineer's house one evening that they were not working on a spaceship and that they felt the war was not going well; this was considered a "defeatist" attitude. A young female dentist who was an SS spy reported their comments.:38–40 Combined with Himmler's false charges that von Braun was a communist sympathizer and had attempted to sabotage the V-2 program, and considering that von Braun regularly piloted his government-provided airplane that might allow him to escape to England, this led to his arrest by the Gestapo.:38–40</text:p>
      <text:p text:style-name="Preformatted_20_Text">The unsuspecting von Braun was detained on March 14 (or March 15), 1944, and was taken to a Gestapo cell in Stettin (now Szczecin, Poland),:38–40 where he was held for two weeks without knowing the charges against him.</text:p>
      <text:p text:style-name="Preformatted_20_Text">Through the Abwehr in Berlin, Dornberger obtained von Braun's conditional release and Albert Speer, Reichsminister for Munitions and War Production, persuaded Hitler to reinstate von Braun so that the V-2 program could continue:38–40 or turn into a "V-4 program" which in their view would be impossible without von Braun's leadership. In his memoirs, Speer states Hitler had finally conceded that von Braun was to be "protected from all prosecution as long as he is indispensable, difficult though the general consequences arising from the situation."</text:p>
      <text:p text:style-name="Preformatted_20_Text"/>
      <text:p text:style-name="Preformatted_20_Text">Von Braun, with his arm in a cast due to a car accident, surrendered to the Americans just before this May 3, 1945 photo.</text:p>
      <text:p text:style-name="Preformatted_20_Text">Surrender to the Americans</text:p>
      <text:p text:style-name="Preformatted_20_Text"><text:soft-page-break/><text:s text:c="4"/>• Unwilling to go to the Soviets, von Braun and his staff decided to try to surrender to the Americans.</text:p>
      <text:p text:style-name="Preformatted_20_Text"><text:s text:c="4"/>• Von Braun and a large number of the engineering team subsequently made it to Austria.</text:p>
      <text:p text:style-name="Preformatted_20_Text"><text:s text:c="4"/>• On May 2, 1945, upon finding an American private from the U.S. 44th Infantry Division, von Braun's brother and fellow rocket engineer, Magnus, approached the soldier on a bicycle, calling out in broken English: "My name is Magnus von Braun.</text:p>
      <text:p text:style-name="Preformatted_20_Text">The Soviet Army was about 160 km (100 mi) from Peenemünde in the spring of 1945 when von Braun assembled his planning staff and asked them to decide how and to whom they should surrender. Unwilling to go to the Soviets, von Braun and his staff decided to try to surrender to the Americans. Kammler had ordered relocation of his team to central Germany; however, a conflicting order from an army chief ordered them to join the army and fight. Deciding that Kammler's order was their best bet to defect to the Americans, von Braun fabricated documents and transported 500 of his affiliates to the area around Mittelwerk, where they resumed their work. For fear of their documents being destroyed by the SS, von Braun ordered the blueprints to be hidden in an abandoned mine shaft in the Harz mountain range.</text:p>
      <text:p text:style-name="Preformatted_20_Text">While on an official trip in March, von Braun suffered a complicated fracture of his left arm and shoulder in a car accident after his driver fell asleep at the wheel. His injuries were serious, but he insisted that his arm be set in a cast so he could leave the hospital. Due to this neglect of the injury he had to be hospitalized again a month later where his bones had to be re-broken and re-aligned.</text:p>
      <text:p text:style-name="Preformatted_20_Text">In April, as the Allied forces advanced deeper into Germany, Kammler ordered the engineering team to be moved by train into the town of Oberammergau in the Bavarian Alps, where they were closely guarded by the SS with orders to execute the team if they were about to fall into enemy hands. However, von Braun managed to convince SS Major Kummer to order the dispersal of the group into nearby villages so that they would not be an easy target for U.S. bombers.</text:p>
      <text:p text:style-name="Preformatted_20_Text">Von Braun and a large number of the engineering team subsequently made it to Austria. <text:s/>On May 2, 1945, upon finding an American private from the U.S. 44th Infantry Division, von Braun's brother and fellow rocket engineer, Magnus, approached the soldier on a bicycle, calling out in broken English: "My name is Magnus von Braun. My brother invented the V-2. We want to surrender." <text:s/>After the surrender, Wernher spoke to the press:</text:p>
      <text:p text:style-name="Preformatted_20_Text">The American high command was well aware of how important their catch was: von Braun had been at the top of the Black List, the code name for the list of German scientists and engineers targeted for immediate interrogation by U.S. military experts. On June 9, 1945, two days before the scheduled handover of the Nordhausen area to the Soviets, U.S. Army Major Robert B. Staver, Chief of the Jet Propulsion Section of the Research and Intelligence Branch of the U.S. Army Ordnance Corps in London, and Lt Col R. L. Williams took von Braun and his department chiefs by Jeep from Garmisch to Munich, from where they were flown to Nordhausen; on the next day, the group was evacuated 40 miles (64 km) southwest to Witzenhausen, a small town in the American Zone.</text:p>
      <text:p text:style-name="Preformatted_20_Text">Von Braun was briefly detained at the "Dustbin" interrogation center at Kransberg Castle, where the elite of the Third Reich's economy, science and technology were debriefed by U.S. and British intelligence officials. Initially, he was recruited to the U.S. under a program called Operation Overcast, subsequently known as Operation Paperclip. There is evidence, however, that British intelligence and scientists were the first to interview him in depth, eager to gain information that they knew U.S. officials would deny them. The team included the young L.S. Snell, then the leading British rocket engineer, later chief designer of Rolls-Royce Limited and inventor of the Concorde's engines. The specific information the British gleaned remained top secret, both from the Americans and other allies.[citation needed]</text:p>
      <text:p text:style-name="Preformatted_20_Text">American career</text:p>
      <text:p text:style-name="Preformatted_20_Text"/>
      <text:p text:style-name="Preformatted_20_Text">Wernher von Braun at a meeting of NACA's Special Committee on Space Technology, 1958</text:p>
      <text:p text:style-name="Preformatted_20_Text">U.S. Army career</text:p>
      <text:p text:style-name="Preformatted_20_Text"><text:s text:c="4"/>• Despite the work on the Redstone rocket, the 12 years from 1945 to 1957 were probably some of the most frustrating for von Braun and his colleagues.</text:p>
      <text:p text:style-name="Preformatted_20_Text"><text:s text:c="4"/>• Von Braun would later write he found it hard to develop a "genuine emotional attachment" to his new surroundings.</text:p>
      <text:p text:style-name="Preformatted_20_Text"><text:s text:c="4"/>• Von Braun remarked, "at Peenemünde we had been coddled, here you were counting pennies".</text:p>
      <text:p text:style-name="Preformatted_20_Text">On June 20, 1945, the U.S. Secretary of State approved the transfer of von Braun and his specialists to America; however, this was not announced to the public until October 1, 1945. Von Braun was among those scientists for whom the Joint Intelligence Objectives Agency (JIOA) arguably falsified employment histories and expunged NSDAP memberships. [citation needed]</text:p>
      <text:p text:style-name="Preformatted_20_Text">The first seven technicians arrived in the United States at New Castle Army Air Field, just south of Wilmington, Delaware, on September 20, 1945. They were then flown to Boston and taken by boat to the Army Intelligence Service post at Fort Strong in Boston Harbor. Later, with the exception of von Braun, the men were transferred to Aberdeen Proving Ground in Maryland to sort out the Peenemünde documents, enabling the scientists to continue their rocketry experiments.[citation needed]</text:p>
      <text:p text:style-name="Preformatted_20_Text">Finally, von Braun and his remaining Peenemünde staff (see List of German rocket scientists in the United States) were transferred to their new home at Fort Bliss, a large Army installation just north of El Paso. Von Braun would later write he found it hard to develop a "genuine emotional attachment" to his new surroundings. His chief design engineer Walther Reidel became the subject of a December 1946 article "German Scientist Says American Cooking Tasteless; Dislikes Rubberized Chicken", exposing the presence of von Braun's team in the country and drawing criticism from Albert Einstein and John Dingell. Requests to improve their living conditions such as laying linoleum over their cracked wood flooring were rejected. Von Braun remarked, "at Peenemünde we had been coddled, here you were counting pennies". At Peenemünde, von Braun had thousands of engineers who answered to him, but was now answering to "pimply" 26-year-old Major Jim Hamill who possessed an undergraduate degree in engineering. His loyal Germans still addressed him as Herr Professor, but Hamill addressed him as Wernher and never responded to von Braun's request for more materials. Every proposal for new rocket ideas was dismissed.</text:p>
      <text:p text:style-name="Preformatted_20_Text">While there, they trained military, industrial, and university personnel in the intricacies of rockets and guided missiles. As part of the Hermes project, they helped refurbish, assemble, and launch a number of V-2s that had been shipped from Germany to the White Sands Proving Ground in New Mexico. They also continued to study the future potential of rockets for military and research applications. Since they were not permitted to leave Fort Bliss without military escort, von Braun and his colleagues began to refer to themselves only half-jokingly as "PoPs" – "Prisoners of Peace".</text:p>
      <text:p text:style-name="Preformatted_20_Text">In 1950, at the start of the Korean War, von Braun and his team were transferred to Huntsville, Alabama, his home for the next 20 years. Between 1952 and 1956, von Braun led the Army's rocket development team at Redstone Arsenal, resulting in the Redstone rocket, which was used for the first live nuclear ballistic missile tests conducted by the United States. He personally witnessed this historic launch and detonation. Work on the Redstone led to development of the first high-precision inertial guidance system on the Redstone rocket.</text:p>
      <text:p text:style-name="Preformatted_20_Text"><text:soft-page-break/>As director of the Development Operations Division of the Army Ballistic Missile Agency, von Braun, with his team, then developed the Jupiter-C, a modified Redstone rocket. The Jupiter-C successfully launched the West's first satellite, Explorer 1, on January 31, 1958. This event signaled the birth of America's space program.</text:p>
      <text:p text:style-name="Preformatted_20_Text">Despite the work on the Redstone rocket, the 12 years from 1945 to 1957 were probably some of the most frustrating for von Braun and his colleagues. In the Soviet Union, Sergei Korolev and his team of scientists and engineers plowed ahead with several new rocket designs and the Sputnik program, while the American government was not very interested in von Braun's work or views and embarked only on a very modest rocket-building program. In the meantime, the press tended to dwell on von Braun's past as a member of the SS and the slave labor used to build his V-2 rockets.[citation needed]</text:p>
      <text:p text:style-name="Preformatted_20_Text"/>
      <text:p text:style-name="Preformatted_20_Text">Von Braun with President Dwight D. Eisenhower, 1960</text:p>
      <text:p text:style-name="Preformatted_20_Text"/>
      <text:p text:style-name="Preformatted_20_Text">Walt Disney and von Braun, seen in 1954 holding a model of his passenger ship, collaborated on a series of three educational films.</text:p>
      <text:p text:style-name="Preformatted_20_Text">Popular concepts for a human presence in space</text:p>
      <text:p text:style-name="Preformatted_20_Text"><text:s text:c="4"/>• Von Braun's ideas rode a publicity wave that was created by science fiction movies and stories.</text:p>
      <text:p text:style-name="Preformatted_20_Text"><text:s text:c="4"/>• At this time, von Braun also worked out preliminary concepts for a manned mission to Mars that used the space station as a staging point.</text:p>
      <text:p text:style-name="Preformatted_20_Text"><text:s text:c="4"/>• In 1952, von Braun first published his concept of a manned space station in a Collier's Weekly magazine series of articles titled "Man Will Conquer Space Soon!".</text:p>
      <text:p text:style-name="Preformatted_20_Text">Repeating the pattern he had established during his earlier career in Germany, von Braun – while directing military rocket development in the real world – continued to entertain his engineer-scientist's dream of a future in which rockets would be used for space exploration. However, he was no longer at risk of being sacked – as American public opinion of Germans began to recover, von Braun found himself increasingly in a position to popularize his ideas. The May 14, 1950, headline of The Huntsville Times ("Dr. von Braun Says Rocket Flights Possible to Moon") might have marked the beginning of these efforts. Von Braun's ideas rode a publicity wave that was created by science fiction movies and stories.</text:p>
      <text:p text:style-name="Preformatted_20_Text">In 1952, von Braun first published his concept of a manned space station in a Collier's Weekly magazine series of articles titled "Man Will Conquer Space Soon!". These articles were illustrated by the space artist Chesley Bonestell and were influential in spreading his ideas. Frequently, von Braun worked with fellow German-born space advocate and science writer Willy Ley to publish his concepts, which, unsurprisingly, were heavy on the engineering side and anticipated many technical aspects of space flight that later became reality.</text:p>
      <text:p text:style-name="Preformatted_20_Text">The space station (to be constructed using rockets with recoverable and reusable ascent stages) would be a toroid structure, with a diameter of 250 feet (76 m); this built on the concept of a rotating wheel-shaped station introduced in 1929 by Herman Potočnik in his book The Problem of Space Travel – The Rocket Motor. The space station would spin around a central docking nave to provide artificial gravity, and would be assembled in a 1,075-mile (1,730 km) two-hour, high-inclination Earth orbit allowing observation of essentially every point on Earth on at least a daily basis. The ultimate purpose of the space station would be to provide an assembly platform for manned lunar expeditions. More than a decade later, the movie version of 2001: A Space Odyssey would draw heavily on the design concept in its visualization of an orbital space station.</text:p>
      <text:p text:style-name="Preformatted_20_Text">Von Braun envisioned these expeditions as very large-scale undertakings, with a total of 50 astronauts traveling in three huge spacecraft (two for crew, one primarily for cargo), each 49 m (160.76 ft) long and 33 m (108.27 ft) in diameter and driven by a rectangular array of 30 rocket propulsion engines. Upon arrival, astronauts would establish a permanent lunar base in the Sinus Roris region by using the emptied cargo holds of their craft as shelters, and would explore their surroundings for eight weeks. This would include a 400 km (249 mi) expedition in pressurized rovers to the crater Harpalus and the Mare Imbrium foothills.</text:p>
      <text:p text:style-name="Preformatted_20_Text">At this time, von Braun also worked out preliminary concepts for a manned mission to Mars that used the space station as a staging point. His initial plans, published in The Mars Project (1952), had envisaged a fleet of 10 spacecraft (each with a mass of 3,720 metric tonnes), three of them unmanned and each carrying one 200-tonne winged lander in addition to cargo, and nine crew vehicles transporting a total of 70 astronauts. Gigantic as this mission plan was, its engineering and astronautical parameters were thoroughly calculated. A later project was much more modest, using only one purely orbital cargo ship and one crewed craft. In each case, the expedition would use minimum-energy Hohmann transfer orbits for its trips to Mars and back to Earth.</text:p>
      <text:p text:style-name="Preformatted_20_Text">Before technically formalizing his thoughts on human spaceflight to Mars, von Braun had written a science fiction novel on the subject, set in the year 1980. However, the manuscript was rejected by no fewer than 18 publishers. Von Braun later published small portions of this opus in magazines, to illustrate selected aspects of his Mars project popularizations. The complete manuscript, titled Project MARS: A Technical Tale, did not appear as a printed book until December 2006.</text:p>
      <text:p text:style-name="Preformatted_20_Text">In the hope that its involvement would bring about greater public interest in the future of the space program, von Braun also began working with Walt Disney and the Disney studios as a technical director, initially for three television films about space exploration. The initial broadcast devoted to space exploration was Man in Space, which first went on air on March 9, 1955, drawing 40 million viewers.</text:p>
      <text:p text:style-name="Preformatted_20_Text">Later (in 1959) von Braun published a short booklet, condensed from episodes that had appeared in This Week Magazine before—describing his updated concept of the first manned lunar landing. The scenario included only a single and relatively small spacecraft—a winged lander with a crew of only two experienced pilots who had already circumnavigated the Moon on an earlier mission. The brute-force direct ascent flight schedule used a rocket design with five sequential stages, loosely based on the Nova designs that were under discussion at this time. After a night launch from a Pacific island, the first three stages would bring the spacecraft (with the two remaining upper stages attached) to terrestrial escape velocity, with each burn creating an acceleration of 8–9 times standard gravity. Residual propellant in the third stage would be used for the deceleration intended to commence only a few hundred kilometers above the landing site in a crater near the lunar north pole. The fourth stage provided acceleration to lunar escape velocity, while the fifth stage would be responsible for a deceleration during return to the Earth to a residual speed that allows aerocapture of the spacecraft ending in a runway landing, much in the way of the Space Shuttle. One remarkable feature of this technical tale is that the engineer Wernher von Braun anticipated a medical phenomenon that would become apparent only years later: being a veteran astronaut with no history of serious adverse reactions to weightlessness offers no protection against becoming unexpectedly and violently spacesick.</text:p>
      <text:p text:style-name="Preformatted_20_Text"/>
      <text:p text:style-name="Preformatted_20_Text">Von Braun with President Kennedy at Redstone Arsenal in 1963</text:p>
      <text:p text:style-name="Preformatted_20_Text"/>
      <text:p text:style-name="Preformatted_20_Text"><text:soft-page-break/>Von Braun with the F-1 engines of the Saturn V first stage at the U.S. Space and Rocket Center</text:p>
      <text:p text:style-name="Preformatted_20_Text"/>
      <text:p text:style-name="Preformatted_20_Text">Still with his rocket models, von Braun is pictured in his new office at NASA headquarters in 1970</text:p>
      <text:p text:style-name="Preformatted_20_Text">Religious conversion</text:p>
      <text:p text:style-name="Preformatted_20_Text"><text:s text:c="4"/>• In the first half of his life, von Braun was a nonpracticing, "perfunctory" Lutheran, whose affiliation was nominal and not taken seriously.</text:p>
      <text:p text:style-name="Preformatted_20_Text"><text:s text:c="4"/>• As described by Ernst Stuhlinger and Frederick I. Ordway III: "Throughout his younger years, von Braun did not show signs of religious devotion, or even an interest in things related to the church or to biblical teachings.</text:p>
      <text:p text:style-name="Preformatted_20_Text">In the first half of his life, von Braun was a nonpracticing, "perfunctory" Lutheran, whose affiliation was nominal and not taken seriously. As described by Ernst Stuhlinger and Frederick I. Ordway III: "Throughout his younger years, von Braun did not show signs of religious devotion, or even an interest in things related to the church or to biblical teachings. In fact, he was known to his friends as a 'merry heathen' (fröhlicher Heide)." Nevertheless, in 1945 he explained his decision to surrender to the Western Allies, rather than Russians, as being influenced by a desire to share rocket technology with people who followed the Bible. In 1946,:469 he attended church in El Paso, Texas, and underwent a religious conversion to evangelical Christianity. In an unnamed religious magazine he stated:</text:p>
      <text:p text:style-name="Preformatted_20_Text">On the motives behind this conversion, Michael J. Neufeld is of the opinion that he turned to religion "to pacify his own conscience", whereas University of Southampton scholar Kendrick Oliver said that von Braun was presumably moved "by a desire to find a new direction for his life after the moral chaos of his service for the Third Reich". Having "concluded one bad bargain with the Devil, perhaps now he felt a need to have God securely at his side".</text:p>
      <text:p text:style-name="Preformatted_20_Text">Later in life, he joined an Episcopal congregation, and became increasingly religious. He publicly spoke and wrote about the complementarity of science and religion, the afterlife of the soul, and his belief in God. He stated, "Through science man strives to learn more of the mysteries of creation. Through religion he seeks to know the Creator." He was interviewed by the Assemblies of God pastor C. M. Ward, as stating, "The farther we probe into space, the greater my faith." In addition, he met privately with evangelist Billy Graham and with the pacifist leader Martin Luther King Jr..</text:p>
      <text:p text:style-name="Preformatted_20_Text">Concepts for orbital warfare</text:p>
      <text:p text:style-name="Preformatted_20_Text"><text:s text:c="4"/>• This much less peaceful aspect of von Braun's "drive for space" has been reviewed by Michael J. Neufeld from the Space History Division of the National Air and Space Museum in Washington.</text:p>
      <text:p text:style-name="Preformatted_20_Text"><text:s text:c="4"/>• Von Braun developed and published his space station concept during the "coldest" time of the Cold War, when the U.S. government for which he worked put the containment of the Soviet Union above everything else.</text:p>
      <text:p text:style-name="Preformatted_20_Text">Von Braun developed and published his space station concept during the "coldest" time of the Cold War, when the U.S. government for which he worked put the containment of the Soviet Union above everything else. The fact that his space station – if armed with missiles that could be easily adapted from those already available at this time – would give the United States space superiority in both orbital and orbit-to-ground warfare did not escape him. In his popular writings, von Braun elaborated on them in several of his books and articles, but he took care to qualify such military applications as "particularly dreadful". This much less peaceful aspect of von Braun's "drive for space" has been reviewed by Michael J. Neufeld from the Space History Division of the National Air and Space Museum in Washington.</text:p>
      <text:p text:style-name="Preformatted_20_Text"/>
      <text:p text:style-name="Preformatted_20_Text">Von Braun during Apollo 11 launch</text:p>
      <text:p text:style-name="Preformatted_20_Text"/>
      <text:p text:style-name="Preformatted_20_Text">Charles W. Mathews, von Braun, George Mueller, and Lt. Gen. Samuel C. Phillips in the Launch Control Center following the successful Apollo 11 liftoff on July 16, 1969</text:p>
      <text:p text:style-name="Preformatted_20_Text"/>
      <text:p text:style-name="Preformatted_20_Text">Von Braun and William R. Lucas, the first and third Marshall Space Flight Center directors, viewing a Spacelab model in 1974</text:p>
      <text:p text:style-name="Preformatted_20_Text">NASA career</text:p>
      <text:p text:style-name="Preformatted_20_Text"><text:s text:c="4"/>• Von Braun's stubbornness was blamed for the inability of the U.S. to launch a manned space mission before the Soviet Union, which ended up putting the first man in space the following month.</text:p>
      <text:p text:style-name="Preformatted_20_Text"><text:soft-page-break/><text:s text:c="4"/>• Wernher von Braun had such an idea originally proposed in 1954, but it was denied at the time.</text:p>
      <text:p text:style-name="Preformatted_20_Text"><text:s text:c="4"/>• During the late 1960s, von Braun was instrumental in the development of the U.S. Space and Rocket Center in Huntsville.</text:p>
      <text:p text:style-name="Preformatted_20_Text">The U.S. Navy had been tasked with building a rocket to lift satellites into orbit, but the resulting Vanguard rocket launch system was unreliable. In 1957, with the launch of Sputnik 1, a growing belief within the United States existed that it was lagging behind the Soviet Union in the emerging Space Race. American authorities then chose to use von Braun and his German team's experience with missiles to create an orbital launch vehicle. Wernher von Braun had such an idea originally proposed in 1954, but it was denied at the time.</text:p>
      <text:p text:style-name="Preformatted_20_Text">NASA was established by law on July 29, 1958. One day later, the 50th Redstone rocket was successfully launched from Johnston Atoll in the south Pacific as part of Operation Hardtack I. Two years later, NASA opened the Marshall Space Flight Center at Redstone Arsenal in Huntsville, and the Army Ballistic Missile Agency (ABMA) development team led by von Braun was transferred to NASA. In a face-to-face meeting with Herb York at the Pentagon, von Braun made it clear he would go to NASA only if development of the Saturn was allowed to continue. Von Braun became the center's first director on 1 July 1960 and held the position until 27 January 1970.</text:p>
      <text:p text:style-name="Preformatted_20_Text">Von Braun's early years at NASA included a failed "four-inch flight" during which the first unmanned Mercury-Redstone rocket only rose a few inches before settling back onto the launch pad. The launch failure was later determined to be the result of a "power plug with one prong shorter than the other because a worker filed it to make it fit". <text:s/>Because of the difference in the length of one prong, the launch system detected the difference in the power disconnection as a "cut-off signal to the engine". <text:s/>The system stopped the launch, and the incident created a "nadir of morale in Project Mercury".[citation needed]</text:p>
      <text:p text:style-name="Preformatted_20_Text">After the flight of Mercury-Redstone 2 in January 1961 experienced a string of problems, von Braun insisted on one more test before the Redstone could be deemed man-rated. His overly cautious nature brought about clashes with other people involved in the program, who argued that MR-2's technical issues were simple and had been resolved shortly after the flight. He overruled them, so a test mission involving a Redstone on a boilerplate capsule was flown successfully in March. Von Braun's stubbornness was blamed for the inability of the U.S. to launch a manned space mission before the Soviet Union, which ended up putting the first man in space the following month.[citation needed]</text:p>
      <text:p text:style-name="Preformatted_20_Text">The Marshall Center's first major program was the development of Saturn rockets to carry heavy payloads into and beyond Earth orbit. From this, the Apollo program for manned Moon flights was developed. Wernher von Braun initially pushed for a flight engineering concept that called for an Earth orbit rendezvous technique (the approach he had argued for building his space station), but in 1962, he converted to the lunar orbit rendezvous concept that was subsequently realized. During Apollo, he worked closely with former Peenemünde teammate, Kurt H. Debus, the first director of the Kennedy Space Center. His dream to help mankind set foot on the Moon became a reality on July 16, 1969, when a Marshall-developed Saturn V rocket launched the crew of Apollo 11 on its historic eight-day mission. Over the course of the program, Saturn V rockets enabled six teams of astronauts to reach the surface of the Moon.</text:p>
      <text:p text:style-name="Preformatted_20_Text">During the late 1960s, von Braun was instrumental in the development of the U.S. Space and Rocket Center in Huntsville. The desk from which he guided America's entry in the space race remains on display there. He also was instrumental in the launching of the experimental Applications Technology Satellite. He traveled to India and hoped that the program would be helpful for bringing a massive educational television project to help the poorest people in that country.</text:p>
      <text:p text:style-name="Preformatted_20_Text">During the local summer of 1966–67, von Braun participated in a field trip to Antarctica, organized for him and several other members of top NASA management. <text:s/>The goal of the field trip was to determine whether the experience gained by U.S. scientific and technological community during the exploration of Antarctic wastelands would be useful for the manned exploration of space. Von Braun was mainly interested in management of the scientific effort on Antarctic research stations, logistics, habitation, and life support, and in using the barren Antarctic terrain like the glacial dry valleys to test the equipment that one day would be used to look for signs of life on Mars and other worlds.</text:p>
      <text:p text:style-name="Preformatted_20_Text">In an internal memo dated January 16, 1969, von Braun had confirmed to his staff that he would stay on as a center director at Huntsville to head the Apollo Applications Program. He referred to this time as a moment in his life when he felt the strong need to pray, stating "I certainly prayed a lot before and during the crucial Apollo flights". A few months later, on occasion of the first Moon landing, he publicly expressed his optimism that the Saturn V carrier system would continue to be developed, advocating manned missions to Mars in the 1980s.</text:p>
      <text:p text:style-name="Preformatted_20_Text">Nonetheless, on March 1, 1970, von Braun and his family relocated to Washington, DC, when he was assigned the post of NASA's Deputy Associate Administrator for Planning at NASA Headquarters. After a series of conflicts associated with the truncation of the Apollo program, and facing severe budget constraints, von Braun retired from NASA on May 26, 1972. Not only had it become evident by this time that NASA and his visions for future U.S. space flight projects were incompatible, but also it was perhaps even more frustrating for him to see popular support for a continued presence of man in space wane dramatically once the goal to reach the Moon had been accomplished.</text:p>
      <text:p text:style-name="Preformatted_20_Text">Von Braun also developed the idea of a Space Camp that would train children in fields of science and space technologies, as well as help their mental development much the same way sports camps aim at improving physical development.:354–355</text:p>
      <text:p text:style-name="Preformatted_20_Text">Career after NASA</text:p>
      <text:p text:style-name="Preformatted_20_Text"><text:s text:c="4"/>• Von Braun helped establish and promote the National Space Institute, a precursor of the present-day National Space Society, in 1975, and became its first president and chairman.</text:p>
      <text:p text:style-name="Preformatted_20_Text"><text:s text:c="4"/>• In 1973, during a routine physical examination, von Braun was diagnosed with kidney cancer, which could not be controlled with the medical techniques available at the time.</text:p>
      <text:p text:style-name="Preformatted_20_Text">After leaving NASA, von Braun became Vice President for Engineering and Development at the aerospace company Fairchild Industries in Germantown, Maryland, on July 1, 1972.</text:p>
      <text:p text:style-name="Preformatted_20_Text">In 1973, during a routine physical examination, von Braun was diagnosed with kidney cancer, which could not be controlled with the medical techniques available at the time. Von Braun continued his work to the extent possible, which included accepting invitations to speak at colleges and universities, as he was eager to cultivate interest in human spaceflight and rocketry, particularly his desire to encourage the next generation of aerospace engineers.</text:p>
      <text:p text:style-name="Preformatted_20_Text">Von Braun helped establish and promote the National Space Institute, a precursor of the present-day National Space Society, in 1975, and became its first president and chairman. In 1976, he became scientific consultant to Lutz Kayser, the CEO of OTRAG, and a member of the Daimler-Benz board of directors. However, his deteriorating health forced him to retire from Fairchild on December 31, 1976. When the 1975 National Medal of Science was awarded to him in early 1977, he was hospitalized, and unable to attend the White House ceremony.</text:p>
      <text:p text:style-name="Preformatted_20_Text">Engineering philosophy</text:p>
      <text:p text:style-name="Preformatted_20_Text"><text:s text:c="4"/>• Von Braun's insistence on further tests after Mercury-Redstone 2 flew higher than planned has been identified as contributing to the Soviet Union's success in launching the first human in space.</text:p>
      <text:p text:style-name="Preformatted_20_Text"><text:s text:c="4"/>• Von Braun took a very conservative approach to engineering, designing with ample safety factors and redundant structure.</text:p>
      <text:p text:style-name="Preformatted_20_Text"><text:soft-page-break/><text:s text:c="4"/>• Krafft Ehricke likened von Braun's approach to building the Brooklyn Bridge.</text:p>
      <text:p text:style-name="Preformatted_20_Text">Von Braun's insistence on further tests after Mercury-Redstone 2 flew higher than planned has been identified as contributing to the Soviet Union's success in launching the first human in space. The Mercury-Redstone BD flight was successful, but took up the launch slot that could have put Alan Shepard into space three weeks ahead of Yuri Gagarin. His Soviet counterpart Sergei Korolev insisted on two successful flights with dogs before risking Gagarin's life on a manned attempt. The second test flight took place one day after the Mercury-Redstone BD mission.</text:p>
      <text:p text:style-name="Preformatted_20_Text">Von Braun took a very conservative approach to engineering, designing with ample safety factors and redundant structure. This became a point of contention with other engineers, who struggled to keep vehicle weight down so that payload could be maximized. As noted above, his excessive caution likely led to the U.S. losing the race to put a man into space with the Soviets. Krafft Ehricke likened von Braun's approach to building the Brooklyn Bridge.:208 Many at NASA headquarters jokingly referred to Marshall as the "Chicago Bridge and Iron Works", but acknowledged that the designs worked. The conservative approach paid off when a fifth engine was added to the Saturn C-4, producing the Saturn V. The C-4 design had a large crossbeam that could easily absorb the thrust of an additional engine.:371</text:p>
      <text:p text:style-name="Preformatted_20_Text"/>
      <text:p text:style-name="Preformatted_20_Text">Maria von Braun, wife of Wernher von Braun</text:p>
      <text:p text:style-name="Preformatted_20_Text">Personal life</text:p>
      <text:p text:style-name="Preformatted_20_Text"><text:s text:c="4"/>• During his stay at Fort Bliss, von Braun proposed marriage to Maria Luise von Quistorp (born (1928-06-10)June 10, 1928), his maternal first cousin, in a letter to his father.</text:p>
      <text:p text:style-name="Preformatted_20_Text"><text:s text:c="4"/>• On April 15, 1955, von Braun became a naturalized citizen of the United States.</text:p>
      <text:p text:style-name="Preformatted_20_Text"><text:s text:c="4"/>• Von Braun had a charismatic personality and was known as a ladies' man.</text:p>
      <text:p text:style-name="Preformatted_20_Text">Von Braun had a charismatic personality and was known as a ladies' man. As a student in Berlin, he would often be seen in the evenings in the company of two girlfriends at once.:63 He later had a succession of affairs within the secretarial and computer pool at Peenemünde.:92–94</text:p>
      <text:p text:style-name="Preformatted_20_Text">In January 1943, von Braun <text:s/>became engaged to Dorothee Brill, a physical education teacher in Berlin, and sought permission from the SS Race and Settlement Office to marry. However, the engagement was broken due to his mother's opposition.:146–147 Later in 1943, while preparing V-2 launch sites in northeastern France, von Braun had an affair in Paris with a French woman, who was imprisoned for collaboration after the War and became destitute.:147–148</text:p>
      <text:p text:style-name="Preformatted_20_Text">During his stay at Fort Bliss, von Braun proposed marriage to Maria Luise von Quistorp (born (1928-06-10)June 10, 1928), his maternal first cousin, in a letter to his father. On March 1, 1947, having received permission to go back to Germany and return with his bride, he married her in a Lutheran church in Landshut, Germany. Shortly after he converted to Evangelical Christianity, he and his bride, as well as his father and mother, returned to New York on March 26, 1947. On December 9, 1948, the von Brauns' first daughter, Iris Careen, was born at Fort Bliss Army Hospital. The von Brauns had two more children, Margrit Cécile in 1952, and Peter Constantine in 1960.</text:p>
      <text:p text:style-name="Preformatted_20_Text">On April 15, 1955, von Braun became a naturalized citizen of the United States.</text:p>
      <text:p text:style-name="Preformatted_20_Text"/>
      <text:p text:style-name="Preformatted_20_Text">Grave of Wernher von Braun in Ivy Hill Cemetery (Alexandria, Virginia), 2008.</text:p>
      <text:p text:style-name="Preformatted_20_Text">Death</text:p>
      <text:p text:style-name="Preformatted_20_Text"><text:s text:c="4"/>• On June 16, 1977, Wernher von Braun died of pancreatic cancer in Alexandria, Virginia, at the age of 65.</text:p>
      <text:p text:style-name="Preformatted_20_Text"><text:s text:c="4"/>• Von Braun's gravestone mentions Psalm 19:1: "The heavens declare the glory of God; and the firmament sheweth his handywork."</text:p>
      <text:p text:style-name="Preformatted_20_Text">On June 16, 1977, Wernher von Braun died of pancreatic cancer in Alexandria, Virginia, at the age of 65. He was buried at the Ivy Hill Cemetery in Alexandria, Virginia.</text:p>
      <text:p text:style-name="Preformatted_20_Text">Von Braun's gravestone mentions Psalm 19:1: "The heavens declare the glory of God; and the firmament sheweth his handywork." (KJV)</text:p>
      <text:p text:style-name="Preformatted_20_Text"/>
      <text:p text:style-name="Preformatted_20_Text"><text:soft-page-break/>In 1970, Huntsville, Alabama honored von Braun's years of service with a series of events including the unveiling of a plaque in his honor. Pictured (l–r), his daughter Iris, wife Maria, U.S. Sen. John Sparkman, Alabama Gov. Albert Brewer, von Braun, son Peter, and daughter Margrit.</text:p>
      <text:p text:style-name="Preformatted_20_Text">Recognition and critique</text:p>
      <text:p text:style-name="Preformatted_20_Text"><text:s text:c="4"/>• Von Braun was voted into the U.S. Space and Rocket Center Hall of Fame in 2007.</text:p>
      <text:p text:style-name="Preformatted_20_Text"><text:s text:c="4"/>• The Von Braun Astronomical Society in Huntsville was founded as the Rocket City Astronomical Association by von Braun and was later renamed after him.</text:p>
      <text:p text:style-name="Preformatted_20_Text"><text:s text:c="4"/>• The Von Braun Center (built in 1975) in Huntsville is named in von Braun's honor.</text:p>
      <text:p text:style-name="Preformatted_20_Text"><text:s text:c="4"/>• The von Braun crater on the Moon is named after him.</text:p>
      <text:p text:style-name="Preformatted_20_Text">Apollo program director Sam Phillips was quoted as saying that he did not think that the United States would have reached the Moon as quickly as it did without von Braun's help. Later, after discussing it with colleagues, he amended this to say that he did not believe the United States would have reached the Moon at all.:167</text:p>
      <text:p text:style-name="Preformatted_20_Text">The von Braun crater on the Moon is named after him.</text:p>
      <text:p text:style-name="Preformatted_20_Text">Von Braun received a total of 12 honorary doctorates; among them, on January 8, 1963, one from the Technical University of Berlin, from which he had graduated.</text:p>
      <text:p text:style-name="Preformatted_20_Text">Von Braun was responsible for the creation of the Research Institute at the University of Alabama in Huntsville. As a result of his vision, the university is one of the leading universities in the nation for NASA-sponsored research. The building housing the university's Research Institute was named in his honor, Von Braun Research Hall, in 2000.</text:p>
      <text:p text:style-name="Preformatted_20_Text">Several German cities (Bonn, Neu-Isenburg, Mannheim, Mainz), and dozens of smaller towns have streets named after von Braun.</text:p>
      <text:p text:style-name="Preformatted_20_Text">The Von Braun Center (built in 1975) in Huntsville is named in von Braun's honor.</text:p>
      <text:p text:style-name="Preformatted_20_Text">The Von Braun Astronomical Society in Huntsville was founded as the Rocket City Astronomical Association by von Braun and was later renamed after him.</text:p>
      <text:p text:style-name="Preformatted_20_Text">Scrutiny of von Braun's use of forced labor at Mittelwerk intensified again in 1984 when Arthur Rudolph, one of his top affiliates from the A-4/V2 through the Apollo projects, left the United States and was forced to renounce his citizenship in place of the alternative of being tried for war crimes.</text:p>
      <text:p text:style-name="Preformatted_20_Text">A science- and engineering-oriented Gymnasium in Friedberg, Bavaria was named after von Braun in 1979. In response to rising criticism, a school committee decided in 1995, after lengthy deliberations, to keep the name but "to address von Braun's ambiguity in the advanced history classes". In 2012, Nazi concentration camp survivor David Salz gave a speech in Friedberg, calling out to the public to "Do everything to make this name disappear from this school!". In February 2014, the school was finally renamed "Staatliches Gymnasium Friedberg" and distanced itself from the name von Braun, citing he was "no role-model for our pupils".</text:p>
      <text:p text:style-name="Preformatted_20_Text">An avenue in the Annadale section of Staten Island, New York was named after him in 1977.</text:p>
      <text:p text:style-name="Preformatted_20_Text">Von Braun was voted into the U.S. Space and Rocket Center Hall of Fame in 2007.</text:p>
      <text:p text:style-name="Preformatted_20_Text">Summary of SS career</text:p>
      <text:p text:style-name="Preformatted_20_Text"><text:s text:c="4"/>• SS number: 185,068</text:p>
      <text:p text:style-name="Preformatted_20_Text"><text:s text:c="4"/>• Nazi Party number: 5,738,692:96</text:p>
      <text:p text:style-name="Preformatted_20_Text">SS number: 185,068</text:p>
      <text:p text:style-name="Preformatted_20_Text"><text:soft-page-break/>Nazi Party number: 5,738,692:96</text:p>
      <text:p text:style-name="Preformatted_20_Text">Dates of rank</text:p>
      <text:p text:style-name="Preformatted_20_Text"><text:s text:c="4"/>• SS-Anwärter: November 1, 1933 (Candidate; received rank upon joining SS Riding School)</text:p>
      <text:p text:style-name="Preformatted_20_Text"><text:s text:c="4"/>• SS-Obersturmführer: November 9, 1941 (First Lieutenant)</text:p>
      <text:p text:style-name="Preformatted_20_Text"><text:s text:c="4"/>• SS-Untersturmführer: May 1, 1940 (Second Lieutenant)</text:p>
      <text:p text:style-name="Preformatted_20_Text">SS-Anwärter: November 1, 1933 (Candidate; received rank upon joining SS Riding School)</text:p>
      <text:p text:style-name="Preformatted_20_Text">SS-Mann: July 1934 (Private)</text:p>
      <text:p text:style-name="Preformatted_20_Text">(left SS after graduation from the school; commissioned in 1940 with date of entry backdated to 1934)</text:p>
      <text:p text:style-name="Preformatted_20_Text">SS-Untersturmführer: May 1, 1940 (Second Lieutenant)</text:p>
      <text:p text:style-name="Preformatted_20_Text">SS-Obersturmführer: November 9, 1941 (First Lieutenant)</text:p>
      <text:p text:style-name="Preformatted_20_Text">SS-Hauptsturmführer: November 9, 1942 (Captain)</text:p>
      <text:p text:style-name="Preformatted_20_Text">SS-Sturmbannführer: June 28, 1943 (Major)</text:p>
      <text:p text:style-name="Preformatted_20_Text">Honors</text:p>
      <text:p text:style-name="Preformatted_20_Text">In popular culture</text:p>
      <text:p text:style-name="Preformatted_20_Text"><text:s text:c="4"/>• Von Braun is a character in the play.</text:p>
      <text:p text:style-name="Preformatted_20_Text"><text:s text:c="4"/>• Von Braun and other German scientists are brought to the U.S. and form a vital part of the U.S. efforts to reach space.</text:p>
      <text:p text:style-name="Preformatted_20_Text"><text:s text:c="4"/>• The Lost Von Braun, a documentary by Aron Ranen.</text:p>
      <text:p text:style-name="Preformatted_20_Text"><text:s text:c="4"/>• Several fictional characters have been modeled on von Braun:</text:p>
      <text:p text:style-name="Preformatted_20_Text"><text:s text:c="4"/>• The album includes a song called "Wernher von Braun".</text:p>
      <text:p text:style-name="Preformatted_20_Text">Film and television</text:p>
      <text:p text:style-name="Preformatted_20_Text">Von Braun has been featured in a number of movies and television shows or series:</text:p>
      <text:p text:style-name="Preformatted_20_Text"><text:soft-page-break/>"Man in Space" and "Man and the Moon", episodes of Disneyland which originally aired on March 9, 1955 and December 28, 1955, respectively.</text:p>
      <text:p text:style-name="Preformatted_20_Text">I Aim at the Stars (1960), also titled Wernher von Braun and Ich greife nach den Sternen ("I Reach for the Stars"); von Braun played by Curd Jürgens, his wife Maria played by Victoria Shaw. Although it was said that satirist Mort Sahl suggested the subtitle "But Sometimes I Hit London", the line appears in the film itself, spoken by actor James Daly who plays the cynical American press officer.</text:p>
      <text:p text:style-name="Preformatted_20_Text">Frozen Flashes (1967); based on Julius Mader's documentary report "The Secret of Huntsville"; von Braun (only referred to as the "rocket baron") played by Dietrich Körner [de].</text:p>
      <text:p text:style-name="Preformatted_20_Text">From the Earth to the Moon (TV, 1998): von Braun played by Norbert Weisser.</text:p>
      <text:p text:style-name="Preformatted_20_Text">October Sky (1999): this film portrays U.S. rocket scientist Homer Hickam, who as a teenager admired von Braun (played by Joe Digaetano). The film's title, October Sky, is an anagram of the autobiography it was based on: Rocket Boys.</text:p>
      <text:p text:style-name="Preformatted_20_Text">Space Race (TV, BBC co-production with NDR (Germany), Channel One TV (Russia) and National Geographic TV (USA), 2005): von Braun played by Richard Dillane.</text:p>
      <text:p text:style-name="Preformatted_20_Text">The Lost Von Braun, a documentary by Aron Ranen. Interviews with Ernst Stuhlinger, Konrad Dannenberg, Karl Sendler, Alex Baum, Eli Rosenbaum (DOJ) and von Braun's NASA secretary Bonnie Holmes.</text:p>
      <text:p text:style-name="Preformatted_20_Text">Wernher von Braun – Rocket Man for War and Peace <text:s/>A three part (part1, part 2, part 3) documentary – in English – from the German International channel DW-TV. Original German version Wernher von Braun – Der Mann für die Wunderwaffen by the Mitteldeutscher Rundfunk. Played by Ludwig Blochberger.</text:p>
      <text:p text:style-name="Preformatted_20_Text">Timeless television series (2016): Party at Castle Varlar (season 1, episode 4); von Braun played by Christian Oliver.</text:p>
      <text:p text:style-name="Preformatted_20_Text">Project Blue Book television series (2019): "Operation Paperclip" (Season 1, episode 4) von Braun played by Thomas Kretschmann.</text:p>
      <text:p text:style-name="Preformatted_20_Text">Several fictional characters have been modeled on von Braun:</text:p>
      <text:p text:style-name="Preformatted_20_Text">Dr. Strangelove, or: How I Learned to Stop Worrying and Love the Bomb (1964): Dr Strangelove is usually held to be based at least partly on von Braun.</text:p>
      <text:p text:style-name="Preformatted_20_Text">In print media:</text:p>
      <text:p text:style-name="Preformatted_20_Text">In Warren Ellis's graphic novel Ministry of Space, von Braun is a supporting character, settling in Britain after World War II, and being essential for the realization of the British space program.</text:p>
      <text:p text:style-name="Preformatted_20_Text">In Jonathan Hickman's comic book series The Manhattan Projects, von Braun is a major character.</text:p>
      <text:p text:style-name="Preformatted_20_Text">In literature:</text:p>
      <text:p text:style-name="Preformatted_20_Text">The Good German by Joseph Kanon. Von Braun and other scientists are said to have been implicated in the use of slave labor at Peenemünde; their transfer to the U.S. forms part of the narrative.</text:p>
      <text:p text:style-name="Preformatted_20_Text">Space by James Michener. Von Braun and other German scientists are brought to the U.S. and form a vital part of the U.S. efforts to reach space.</text:p>
      <text:p text:style-name="Preformatted_20_Text">Gravity's Rainbow by Thomas Pynchon. The novel involves British intelligence attempting to avert and predict V-2 rocket attacks. The work even includes a gyroscopic equation for the V2. The first portion of the novel, "Beyond The Zero", begins with a quotation from von Braun: "Nature does not know extinction; all it knows is transformation. Everything science has taught me, and continues to teach me, strengthens my belief in the continuity of our spiritual existence after death."</text:p>
      <text:p text:style-name="Preformatted_20_Text">V-S Day by Allen Steele is a 2014 alternate history novel in which the space race occurs during World War II between teams led by Robert H. Goddard and von Braun.</text:p>
      <text:p text:style-name="Preformatted_20_Text">Moonglow by Michael Chabon (2016) includes a fictionalized description of the search for and capture of Von Braun by the US Army, and his role in the Nazi V-2 program and subsequently in the US space program.</text:p>
      <text:p text:style-name="Preformatted_20_Text"><text:soft-page-break/>In theatre:</text:p>
      <text:p text:style-name="Preformatted_20_Text">Rocket City, Alabam', a stage play by Mark Saltzman, weaves von Braun's real life with a fictional plot in which a young Jewish woman in Huntsville, Alabama becomes aware of his Nazi past and tries to inspire awareness and outrage. <text:s/>Von Braun is a character in the play.</text:p>
      <text:p text:style-name="Preformatted_20_Text">In music:</text:p>
      <text:p text:style-name="Preformatted_20_Text">Infinite Journey (1962), Johann Sebastian Bach and Apollo program rocket sounds album by various artists including Henry Mazer, which features von Braun as a narrator.</text:p>
      <text:p text:style-name="Preformatted_20_Text">"Wernher von Braun" (1965): A song written and performed by Tom Lehrer for an episode of NBC's American version of the BBC TV show That Was The Week That Was; the song was later included in Lehrer's albums That Was The Year That Was and The Remains of Tom Lehrer. It was a satire on what some saw as von Braun's cavalier attitude toward the consequences of his work in Nazi Germany.</text:p>
      <text:p text:style-name="Preformatted_20_Text">The Last Days of Pompeii (1991): A rock opera by Grant Hart's post-Hüsker Dü alternative rock group Nova Mob, in which von Braun features as a character. The album includes a song called "Wernher von Braun".</text:p>
      <text:p text:style-name="Preformatted_20_Text">Published works</text:p>
      <text:p text:style-name="Preformatted_20_Text"><text:s text:c="4"/>• Estate of Wernher von Braun; Ordway III, Frederick I &amp; Dooling, David Jr. (1985) [1975].</text:p>
      <text:p text:style-name="Preformatted_20_Text"><text:s text:c="4"/>• Daily Journals of Werner von Braun, May 1958 – March 1970.</text:p>
      <text:p text:style-name="Preformatted_20_Text"><text:s text:c="4"/>• A previously unpublished science fiction story by von Braun.</text:p>
      <text:p text:style-name="Preformatted_20_Text"><text:s text:c="4"/>• A collection of speeches delivered by von Braun over the course of his career.</text:p>
      <text:p text:style-name="Preformatted_20_Text"><text:s text:c="4"/>• The Voice of Dr. Wernher von Braun, Apogee Books, Toronto (2007).</text:p>
      <text:p text:style-name="Preformatted_20_Text">Proposal for a Workable Fighter with Rocket Drive. July 6, 1939..mw-parser-output cite.citation{font-style:inherit}.mw-parser-output .citation q{quotes:"\"""\"""'""'"}.mw-parser-output .citation .cs1-lock-free a{background:url("//upload.wikimedia.org/wikipedia/commons/thumb/6/65/Lock-green.svg/9px-Lock-green.svg.png")no-repeat;background-position:right .1em center}.mw-parser-output .citation .cs1-lock-limited a,.mw-parser-output .citation .cs1-lock-registration a{background:url("//upload.wikimedia.org/wikipedia/commons/thumb/d/d6/Lock-gray-alt-2.svg/9px-Lock-gray-alt-2.svg.png")no-repeat;background-position:right .1em center}.mw-parser-output .citation .cs1-lock-subscription a{background:url("//upload.wikimedia.org/wikipedia/commons/thumb/a/aa/Lock-red-alt-2.svg/9px-Lock-red-alt-2.svg.png")no-repeat;background-position:right .1em center}.mw-parser-output .cs1-subscription,.mw-parser-output .cs1-registration{color:#555}.mw-parser-output .cs1-subscription span,.mw-parser-output .cs1-registration span{border-bottom:1px dotted;cursor:help}.mw-parser-output .cs1-ws-icon a{background:url("//upload.wikimedia.org/wikipedia/commons/thumb/4/4c/Wikisource-logo.svg/12px-Wikisource-logo.svg.png")no-repeat;background-position:right .1em center}.mw-parser-output code.cs1-code{color:inherit;background:inherit;border:inherit;padding:inherit}.mw-parser-output .cs1-hidden-error{display:none;font-size:100%}.mw-parser-output .cs1-visible-error{font-size:100%}.mw-parser-output .cs1-maint{display:none;color:#33aa33;margin-left:0.3em}.mw-parser-output .cs1-subscription,.mw-parser-output .cs1-registration,.mw-parser-output .cs1-format{font-size:95%}.mw-parser-output .cs1-kern-left,.mw-parser-output .cs1-kern-wl-left{padding-left:0.2em}.mw-parser-output .cs1-kern-right,.mw-parser-output .cs1-kern-wl-right{padding-right:0.2em}</text:p>
      <text:p text:style-name="Preformatted_20_Text">The proposed vertical take-off interceptor[117] for climbing to 35,000 ft in 60 seconds was rejected by the Luftwaffe in the autumn of 1941[37]:258 for the Messerschmitt Me 163 Komet[21]:151 and never produced. <text:s/>(The differing Bachem Ba 349 was produced during the 1944 Emergency Fighter Program.)</text:p>
      <text:p text:style-name="Preformatted_20_Text">'Survey' of Previous Liquid Rocket Development in Germany and Future Prospects. May 1945.</text:p>
      <text:p text:style-name="Preformatted_20_Text">A Minimum Satellite Vehicle Based on Components Available from Developments of the Army Ordnance Corps. September 15, 1954. It would be a blow to U.S. prestige if we did not [launch a satellite] first.</text:p>
      <text:p text:style-name="Preformatted_20_Text">The Mars Project, Urbana, University of Illinois Press, (1953). With Henry J. White, translator.</text:p>
      <text:p text:style-name="Preformatted_20_Text">Arthur C. Clarke, ed. (1967). German Rocketry, The Coming of the Space Age. New York: Meredith Press.</text:p>
      <text:p text:style-name="Preformatted_20_Text">First Men to the Moon, Holt, Rinehart and Winston, New York (1958). Portions of work first appeared in This Week Magazine.</text:p>
      <text:p text:style-name="Preformatted_20_Text">Daily Journals of Werner von Braun, May 1958 – March 1970. March 1970.</text:p>
      <text:p text:style-name="Preformatted_20_Text">History of Rocketry &amp; Space Travel, New York, Crowell (1975). With Frederick I. Ordway III.</text:p>
      <text:p text:style-name="Preformatted_20_Text"><text:soft-page-break/>Estate of Wernher von Braun; Ordway III, Frederick I &amp; Dooling, David Jr. (1985) [1975]. Space Travel: A History (2nd ed.). New York: Harper &amp; Row. ISBN 978-0-06-181898-1.</text:p>
      <text:p text:style-name="Preformatted_20_Text">The Rocket's Red Glare, Garden City, N.Y.: Anchor Press, (1976). With Frederick I. Ordway III.</text:p>
      <text:p text:style-name="Preformatted_20_Text">Project Mars: A Technical Tale, Apogee Books, Toronto (2006). A previously unpublished science fiction story by von Braun. Accompanied by paintings from Chesley Bonestell and von Braun's own technical papers on the proposed project.</text:p>
      <text:p text:style-name="Preformatted_20_Text">The Voice of Dr. Wernher von Braun, Apogee Books, Toronto (2007). A collection of speeches delivered by von Braun over the course of his career.</text:p>
      <text:p text:style-name="Preformatted_20_Text">See also</text:p>
      <text:p text:style-name="Preformatted_20_Text"><text:s text:c="4"/>• German inventors and discoverers</text:p>
      <text:p text:style-name="Preformatted_20_Text">Robert Esnault-Pelterie</text:p>
      <text:p text:style-name="Preformatted_20_Text">German inventors and discoverers</text:p>
      <text:p text:style-name="Preformatted_20_Text">List of coupled cousins</text:p>
      <text:p text:style-name="Preformatted_20_Text">Pedro Paulet</text:p>
      <text:p text:style-name="Preformatted_20_Text">Konstantin Tsiolkovsky</text:p>
      <text:p text:style-name="Preformatted_20_Text">References</text:p>
      <text:p text:style-name="Preformatted_20_Text">Further reading</text:p>
      <text:p text:style-name="Preformatted_20_Text"><text:s text:c="4"/>• Wernher von Braun: Crusader for Space.</text:p>
      <text:p text:style-name="Preformatted_20_Text"><text:s text:c="4"/>• Von Braun: Dreamer of Space, Engineer of War.</text:p>
      <text:p text:style-name="Preformatted_20_Text"><text:s text:c="4"/>• Dark Side of the Moon: Wernher von Braun, the Third Reich, and the Space Race.</text:p>
      <text:p text:style-name="Preformatted_20_Text"><text:s text:c="4"/>• The Voice of Dr. Wernher von Braun: An Anthology (Apogee Books Space Series).</text:p>
      <text:p text:style-name="Preformatted_20_Text"><text:s text:c="4"/>• Dr. Space: The Life of Wernher von Braun.</text:p>
      <text:p text:style-name="Preformatted_20_Text">Biddle, Wayne (2009). Dark Side of the Moon: Wernher von Braun, the Third Reich, and the Space Race. W. W. Norton. ISBN 978-0-393-05910-6.</text:p>
      <text:p text:style-name="Preformatted_20_Text">Bilstein, Roger (2003). Stages to Saturn: A Technological History of the Apollo/Saturn Launch Vehicles. University Press of Florida. ISBN 978-0-813-02691-6.</text:p>
      <text:p text:style-name="Preformatted_20_Text">Dunar, Andrew J; Waring, Stephen P (1999). Power to Explore: a History of Marshall Space Flight Center, 1960–1990. Washington, DC: United States Government Printing Office. ISBN 978-0-16-058992-8.</text:p>
      <text:p text:style-name="Preformatted_20_Text"><text:soft-page-break/>Freeman, Marsha (1993). How we got to the Moon: The Story of the German Space Pioneers (Paperback). 21st Century Science Associates (October 1993). ISBN 978-0-9628134-1-2.</text:p>
      <text:p text:style-name="Preformatted_20_Text">Lasby, Clarence G (1971). "Project Paperclip: German Scientists and the Cold War". New York, NY: Atheneum. ASIN B0006CKBHY.</text:p>
      <text:p text:style-name="Preformatted_20_Text">Neufeld, Michael J (1994). The Rocket and the Reich: Peenemünde and the Coming of the Ballistic Missile Era. New York: Free Press. ISBN 978-0-02-922895-1.</text:p>
      <text:p text:style-name="Preformatted_20_Text">Neufeld, Michael J (2007). Von Braun: Dreamer of Space, Engineer of War. New York: Alfred A. Knopf. ISBN 978-0-307-26292-9.</text:p>
      <text:p text:style-name="Preformatted_20_Text">Ordway, Frederick I., III (2003). The Rocket Team: Apogee Books Space Series 36 (Apogee Books Space Series) (Hardcover). Collector's Guide Publishing Inc.; Har/DVD edition (September 1, 2003). ISBN 978-1-894959-00-1.</text:p>
      <text:p text:style-name="Preformatted_20_Text">Petersen, Michael B. (2009). Missiles for the Fatherland: Peenemuende, National Socialism and the V-2 missile. Cambridge Centennial of Flight. New York: Cambridge University Press. ISBN 978-0-521-88270-5. OCLC 644940362.</text:p>
      <text:p text:style-name="Preformatted_20_Text">Stuhlinger, Ernst (1996). Wernher von Braun: Crusader for Space. Malabar, FL: Krieger Publishing Company. ISBN 978-0-89464-980-6.</text:p>
      <text:p text:style-name="Preformatted_20_Text">Tompkins, Phillip K. (1993). Organizational Communication Imperatives: Lessons of the Space Program. Oxford University Press. ISBN 978-0195329667.</text:p>
      <text:p text:style-name="Preformatted_20_Text">Ward, Bob (2005). Dr. Space: The Life of Wernher von Braun. Annapolis, MD, United States: Naval Institute Press. ISBN 978-1-59114-927-9.</text:p>
      <text:p text:style-name="Preformatted_20_Text">Willhite, Irene E. (2007). The Voice of Dr. Wernher von Braun: An Anthology (Apogee Books Space Series). Collector's Guide Publishing, Inc. ISBN 978-1894959643.</text:p>
      <text:p text:style-name="Preformatted_20_Text">External links</text:p>
      <text:p text:style-name="Preformatted_20_Text"><text:s text:c="4"/>• Wernher von Braun at the Internet Speculative Fiction Database</text:p>
      <text:p text:style-name="Preformatted_20_Text"><text:s text:c="4"/>• Wernher von Braun page – Marshall Space Flight Center (MSFC) History Office</text:p>
      <text:p text:style-name="Preformatted_20_Text"><text:s text:c="4"/>• CIA documents on Dr. Wernher von Braun on the Internet Archive</text:p>
      <text:p text:style-name="Preformatted_20_Text"><text:s text:c="4"/>• "The Disney – von Braun Collaboration and its Influence on Space Exploration" – by Mike Wright, MSFC</text:p>
      <text:p text:style-name="Preformatted_20_Text"><text:s text:c="4"/>• Coat-of-arms of Dr. Wernher von Braun</text:p>
      <text:p text:style-name="Preformatted_20_Text">Audiopodcast on Astrotalkuk.org BBC journalist Reg Turnill talking in 2011 about his personal memories of and interviews with Dr Wernher von Braun.</text:p>
      <text:p text:style-name="Preformatted_20_Text">The capture of von Braun and his men – At the U.S. 44th Infantry Division website</text:p>
      <text:p text:style-name="Preformatted_20_Text">Wernher von Braun page – Marshall Space Flight Center (MSFC) History Office</text:p>
      <text:p text:style-name="Preformatted_20_Text">"The Disney – von Braun Collaboration and its Influence on Space Exploration" – by Mike Wright, MSFC</text:p>
      <text:p text:style-name="Preformatted_20_Text">Coat-of-arms of Dr. Wernher von Braun</text:p>
      <text:p text:style-name="Preformatted_20_Text"><text:soft-page-break/>Remembering Von Braun – by Anthony Young – The Space Review Monday, July 10, 2006</text:p>
      <text:p text:style-name="Preformatted_20_Text">The Mittelbau-Dora Concentration Camp Memorial</text:p>
      <text:p text:style-name="Preformatted_20_Text">V2rocket.com</text:p>
      <text:p text:style-name="Preformatted_20_Text">60th anniversary digital reprinting of Colliers Space Series, Houston Section of the American Institute of Aeronautics and Astronautics</text:p>
      <text:p text:style-name="Preformatted_20_Text">CIA documents on Dr. Wernher von Braun on the Internet Archive</text:p>
      <text:p text:style-name="Preformatted_20_Text">FBI Records: The Vault - Wernher VonBraun files at vault.fbi.gov</text:p>
      <text:p text:style-name="Preformatted_20_Text">Wernher von Braun at the Internet Speculative Fiction Database</text:p>
      <text:p text:style-name="Preformatted_20_Text">Wernher von Braun at Library of Congress Authorities, with 35 catalogue recor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6" meta:paragraph-count="307" meta:word-count="11456" meta:character-count="71653" meta:non-whitespace-character-count="60167"/>
    <meta:generator>LibreOffice/6.0.7.3$Linux_X86_64 LibreOffice_project/00m0$Build-3</meta:generator>
  </office:meta>
</office:document-meta>
</file>